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f5b" officeooo:paragraph-rsid="001f2f5b"/>
    </style:style>
    <style:style style:name="P2" style:family="paragraph" style:parent-style-name="Standard">
      <style:text-properties fo:font-size="24pt" officeooo:rsid="001f2f5b" officeooo:paragraph-rsid="001f2f5b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ogle Map API</text:p>
      <text:p text:style-name="P1"/>
      <text:p text:style-name="P1">google map javascript api는 웹 페이지나 모바일에 map에 커스터마이징을 할 수 있다.</text:p>
      <text:p text:style-name="P1">지도 타입 – roadmap, statellite, hybrid, terrain =&gt; layer와 styles, controls and events and various services and library을 써서 수정할 수 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3:05:27.671065132</meta:creation-date>
    <dc:date>2020-04-26T15:01:50.716604143</dc:date>
    <meta:editing-duration>PT1H46M13S</meta:editing-duration>
    <meta:editing-cycles>1</meta:editing-cycles>
    <meta:document-statistic meta:table-count="0" meta:image-count="0" meta:object-count="0" meta:page-count="1" meta:paragraph-count="3" meta:word-count="61" meta:character-count="202" meta:non-whitespace-character-count="168"/>
    <meta:generator>LibreOffice/6.0.7.3$Linux_X86_64 LibreOffice_project/00m0$Build-3</meta:generator>
  </office:meta>
</office:document-meta>
</file>